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6000001602524B27ACD2D2C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fde725" draw:stroke-linejoin="round" svg:stroke-linecap="butt" draw:fill="solid" draw:fill-color="#fde725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cde11d" draw:stroke-linejoin="round" svg:stroke-linecap="butt" draw:fill="solid" draw:fill-color="#cde11d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27cm" fo:min-width="13.074cm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width="0.051cm" draw:marker-start-width="0.279cm" draw:marker-end-width="0.279cm" draw:fill-color="#ffffff" draw:textarea-horizontal-align="justify" draw:textarea-vertical-align="middle" draw:auto-grow-height="false" fo:min-height="1.27cm" fo:min-width="12.593cm" fo:padding-top="0.025cm" fo:padding-bottom="0.025cm" fo:padding-left="0.025cm" fo:padding-right="0.025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27cm" fo:min-width="12.383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cm" svg:stroke-color="#ffffff" draw:stroke-linejoin="miter" svg:stroke-linecap="butt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5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4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898cm" fo:min-width="0.898cm"/>
    </style:style>
    <style:style style:name="gr20" style:family="graphic" style:parent-style-name="standard">
      <style:graphic-properties svg:stroke-width="0.051cm" svg:stroke-color="#ff0000" draw:marker-start-width="0.279cm" draw:marker-end-width="0.279cm" draw:fill="solid" draw:fill-color="#ffffff" draw:textarea-horizontal-align="justify" draw:textarea-vertical-align="middle" draw:auto-grow-height="false" fo:min-height="2.223cm" fo:min-width="3.81cm" fo:padding-top="0.026cm" fo:padding-bottom="0.026cm" fo:padding-left="0.026cm" fo:padding-right="0.026cm"/>
      <style:paragraph-properties style:writing-mode="lr-tb"/>
    </style:style>
    <style:style style:name="gr21" style:family="graphic" style:parent-style-name="objectwithoutfill">
      <style:graphic-properties svg:stroke-width="0.051cm" svg:stroke-color="#ff0000" draw:marker-start-width="0.279cm" draw:marker-end="Arrowheads_20_1" draw:marker-end-width="0.381cm" draw:fill="none" draw:fill-color="#ff0000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objectwithoutfill">
      <style:graphic-properties draw:stroke="dash" draw:stroke-dash="Dash" svg:stroke-width="0.051cm" svg:stroke-color="#ff0000" draw:marker-start-width="0.279cm" draw:marker-end-width="0.279cm" draw:fill="none" draw:fill-color="#ff0000" draw:textarea-horizontal-align="center" draw:textarea-vertical-align="middle" fo:padding-top="0.025cm" fo:padding-bottom="0.025cm" fo:padding-left="0.025cm" fo:padding-right="0.0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de725"/>
    </style:style>
    <style:style style:name="P3" style:family="paragraph">
      <loext:graphic-properties draw:fill="solid" draw:fill-color="#cde11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solid" draw:fill-color="#ffffff"/>
      <style:paragraph-properties fo:text-align="start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T1" style:family="text">
      <style:text-properties fo:color="#000000" loext:opacity="100%" style:font-name="DejaVuSans1" fo:font-size="10pt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256cm" svg:height="12.192cm" svg:x="0cm" svg:y="0cm" svg:viewBox="0 0 16257 12193" draw:points="0,12193 16257,12193 16257,0 0,0">
          <text:p/>
        </draw:polygon>
        <draw:polygon draw:style-name="gr1" draw:text-style-name="P1" draw:layer="layout" svg:width="11.478cm" svg:height="9.94cm" svg:x="1.635cm" svg:y="0.857cm" svg:viewBox="0 0 11479 9941" draw:points="5740,0 0,9941 11479,9941">
          <text:p/>
        </draw:polygon>
        <draw:path draw:style-name="gr2" draw:text-style-name="P2" draw:layer="layout" svg:width="1.116cm" svg:height="1.116cm" svg:x="12.555cm" svg:y="10.239cm" svg:viewBox="0 0 1117 1117" svg:d="M559 1117c148 0 290-59 394-164 105-104 164-246 164-394s-59-291-164-396c-104-104-246-163-394-163s-290 59-396 163c-104 105-163 248-163 396s59 290 163 394c106 105 248 164 396 164z">
          <text:p/>
        </draw:path>
        <draw:path draw:style-name="gr3" draw:text-style-name="P3" draw:layer="layout" svg:width="1.116cm" svg:height="1.116cm" svg:x="11.12cm" svg:y="10.239cm" svg:viewBox="0 0 1117 1117" svg:d="M558 1117c149 0 291-59 395-164 105-104 164-246 164-394s-59-291-164-396c-104-104-246-163-395-163-148 0-290 59-394 163-105 105-164 248-164 396s59 290 164 394c104 105 246 164 394 164z">
          <text:p/>
        </draw:path>
        <draw:path draw:style-name="gr3" draw:text-style-name="P3" draw:layer="layout" svg:width="1.116cm" svg:height="1.116cm" svg:x="9.685cm" svg:y="10.239cm" svg:viewBox="0 0 1117 1117" svg:d="M558 1117c148 0 290-59 396-164 104-104 163-246 163-394s-59-291-163-396c-106-104-248-163-396-163s-290 59-394 163c-105 105-164 248-164 396s59 290 164 394c104 105 246 164 394 164z">
          <text:p/>
        </draw:path>
        <draw:path draw:style-name="gr2" draw:text-style-name="P2" draw:layer="layout" svg:width="1.115cm" svg:height="1.116cm" svg:x="8.251cm" svg:y="10.239cm" svg:viewBox="0 0 1116 1117" svg:d="M559 1117c147 0 289-59 394-164 105-104 163-246 163-394s-58-291-163-396c-105-104-247-163-394-163-148 0-290 59-395 163-105 105-164 248-164 396s59 290 164 394c105 105 247 164 395 164z">
          <text:p/>
        </draw:path>
        <draw:path draw:style-name="gr2" draw:text-style-name="P2" draw:layer="layout" svg:width="1.116cm" svg:height="1.116cm" svg:x="6.816cm" svg:y="10.239cm" svg:viewBox="0 0 1117 1117" svg:d="M559 1117c148 0 290-59 394-164 105-104 164-246 164-394s-59-291-164-396c-104-104-246-163-394-163-149 0-291 59-396 163-104 105-163 248-163 396s59 290 163 394c105 105 247 164 396 164z">
          <text:p/>
        </draw:path>
        <draw:path draw:style-name="gr2" draw:text-style-name="P2" draw:layer="layout" svg:width="1.116cm" svg:height="1.116cm" svg:x="5.381cm" svg:y="10.239cm" svg:viewBox="0 0 1117 1117" svg:d="M558 1117c148 0 291-59 396-164 104-104 163-246 163-394s-59-291-163-396c-105-104-248-163-396-163s-290 59-394 163c-105 105-164 248-164 396s59 290 164 394c104 105 246 164 394 164z">
          <text:p/>
        </draw:path>
        <draw:path draw:style-name="gr2" draw:text-style-name="P2" draw:layer="layout" svg:width="1.115cm" svg:height="1.116cm" svg:x="3.947cm" svg:y="10.239cm" svg:viewBox="0 0 1116 1117" svg:d="M557 1117c148 0 290-59 395-164 104-104 164-246 164-394s-60-291-164-396c-105-104-247-163-395-163s-289 59-394 163c-105 105-163 248-163 396s58 290 163 394c105 105 246 164 394 164z">
          <text:p/>
        </draw:path>
        <draw:path draw:style-name="gr2" draw:text-style-name="P2" draw:layer="layout" svg:width="1.115cm" svg:height="1.116cm" svg:x="2.512cm" svg:y="10.239cm" svg:viewBox="0 0 1116 1117" svg:d="M559 1117c148 0 289-59 394-164 105-104 163-246 163-394s-58-291-163-396c-105-104-246-163-394-163s-291 59-396 163c-104 105-163 248-163 396s59 290 163 394c105 105 248 164 396 164z">
          <text:p/>
        </draw:path>
        <draw:path draw:style-name="gr2" draw:text-style-name="P2" draw:layer="layout" svg:width="1.116cm" svg:height="1.116cm" svg:x="1.077cm" svg:y="10.239cm" svg:viewBox="0 0 1117 1117" svg:d="M558 1117c149 0 291-59 395-164 105-104 164-246 164-394s-59-291-164-396c-104-104-246-163-395-163-148 0-290 59-394 163-105 105-164 248-164 396s59 290 164 394c104 105 246 164 394 164z">
          <text:p/>
        </draw:path>
        <draw:path draw:style-name="gr2" draw:text-style-name="P2" draw:layer="layout" svg:width="1.115cm" svg:height="1.116cm" svg:x="11.838cm" svg:y="8.996cm" svg:viewBox="0 0 1116 1117" svg:d="M557 1117c148 0 290-59 395-163 105-105 164-247 164-395 0-149-59-291-164-395-105-105-247-164-395-164s-289 59-394 164c-105 104-163 246-163 395 0 148 58 290 163 395 105 104 246 163 394 163z">
          <text:p/>
        </draw:path>
        <draw:path draw:style-name="gr3" draw:text-style-name="P3" draw:layer="layout" svg:width="1.115cm" svg:height="1.116cm" svg:x="10.403cm" svg:y="8.996cm" svg:viewBox="0 0 1116 1117" svg:d="M559 1117c148 0 289-59 394-163 105-105 163-247 163-395 0-149-58-291-163-395-105-105-246-164-394-164s-290 59-396 164c-104 104-163 246-163 395 0 148 59 290 163 395 106 104 248 163 396 163z">
          <text:p/>
        </draw:path>
        <draw:path draw:style-name="gr3" draw:text-style-name="P3" draw:layer="layout" svg:width="1.116cm" svg:height="1.116cm" svg:x="8.968cm" svg:y="8.996cm" svg:viewBox="0 0 1117 1117" svg:d="M559 1117c148 0 290-59 394-163 105-105 164-247 164-395 0-149-59-291-164-395-104-105-246-164-394-164-149 0-291 59-396 164-104 104-163 246-163 395 0 148 59 290 163 395 105 104 247 163 396 163z">
          <text:p/>
        </draw:path>
        <draw:path draw:style-name="gr2" draw:text-style-name="P2" draw:layer="layout" svg:width="1.116cm" svg:height="1.116cm" svg:x="7.533cm" svg:y="8.996cm" svg:viewBox="0 0 1117 1117" svg:d="M558 1117c148 0 291-59 396-163 104-105 163-247 163-395 0-149-59-291-163-395-105-105-248-164-396-164s-290 59-394 164c-105 104-164 246-164 395 0 148 59 290 164 395 104 104 246 163 394 163z">
          <text:p/>
        </draw:path>
        <draw:path draw:style-name="gr2" draw:text-style-name="P2" draw:layer="layout" svg:width="1.115cm" svg:height="1.116cm" svg:x="6.099cm" svg:y="8.996cm" svg:viewBox="0 0 1116 1117" svg:d="M558 1117c148 0 290-59 395-163 104-105 163-247 163-395 0-149-59-291-163-395-105-105-247-164-395-164-147 0-289 59-394 164-105 104-164 246-164 395 0 148 59 290 164 395 105 104 247 163 394 163z">
          <text:p/>
        </draw:path>
        <draw:path draw:style-name="gr2" draw:text-style-name="P2" draw:layer="layout" svg:width="1.116cm" svg:height="1.116cm" svg:x="4.664cm" svg:y="8.996cm" svg:viewBox="0 0 1117 1117" svg:d="M559 1117c148 0 290-59 394-163 105-105 164-247 164-395 0-149-59-291-164-395-104-105-246-164-394-164s-291 59-396 164c-104 104-163 246-163 395 0 148 59 290 163 395 105 104 248 163 396 163z">
          <text:p/>
        </draw:path>
        <draw:path draw:style-name="gr2" draw:text-style-name="P2" draw:layer="layout" svg:width="1.116cm" svg:height="1.116cm" svg:x="3.229cm" svg:y="8.996cm" svg:viewBox="0 0 1117 1117" svg:d="M558 1117c149 0 291-59 395-163 105-105 164-247 164-395 0-149-59-291-164-395-104-105-246-164-395-164-148 0-290 59-394 164-105 104-164 246-164 395 0 148 59 290 164 395 104 104 246 163 394 163z">
          <text:p/>
        </draw:path>
        <draw:path draw:style-name="gr2" draw:text-style-name="P2" draw:layer="layout" svg:width="1.116cm" svg:height="1.116cm" svg:x="1.794cm" svg:y="8.996cm" svg:viewBox="0 0 1117 1117" svg:d="M558 1117c148 0 290-59 395-163 105-105 164-247 164-395 0-149-59-291-164-395-105-105-247-164-395-164s-290 59-394 164c-105 104-164 246-164 395 0 148 59 290 164 395 104 104 246 163 394 163z">
          <text:p/>
        </draw:path>
        <draw:path draw:style-name="gr2" draw:text-style-name="P2" draw:layer="layout" svg:width="1.116cm" svg:height="1.116cm" svg:x="11.12cm" svg:y="7.754cm" svg:viewBox="0 0 1117 1117" svg:d="M558 1117c149 0 291-59 395-164 105-104 164-246 164-395 0-148-59-290-164-395-104-104-246-163-395-163-148 0-290 59-394 163-105 105-164 247-164 395 0 149 59 291 164 395 104 105 246 164 394 164z">
          <text:p/>
        </draw:path>
        <draw:path draw:style-name="gr3" draw:text-style-name="P3" draw:layer="layout" svg:width="1.116cm" svg:height="1.116cm" svg:x="9.685cm" svg:y="7.754cm" svg:viewBox="0 0 1117 1117" svg:d="M558 1117c148 0 290-59 396-164 104-104 163-246 163-395 0-148-59-290-163-395-106-104-248-163-396-163s-290 59-394 163c-105 105-164 247-164 395 0 149 59 291 164 395 104 105 246 164 394 164z">
          <text:p/>
        </draw:path>
        <draw:path draw:style-name="gr3" draw:text-style-name="P3" draw:layer="layout" svg:width="1.115cm" svg:height="1.116cm" svg:x="8.251cm" svg:y="7.754cm" svg:viewBox="0 0 1116 1117" svg:d="M559 1117c147 0 289-59 394-164 105-104 163-246 163-395 0-148-58-290-163-395-105-104-247-163-394-163-148 0-290 59-395 163-105 105-164 247-164 395 0 149 59 291 164 395 105 105 247 164 395 164z">
          <text:p/>
        </draw:path>
        <draw:path draw:style-name="gr2" draw:text-style-name="P2" draw:layer="layout" svg:width="1.116cm" svg:height="1.116cm" svg:x="6.816cm" svg:y="7.754cm" svg:viewBox="0 0 1117 1117" svg:d="M559 1117c148 0 290-59 394-164 105-104 164-246 164-395 0-148-59-290-164-395-104-104-246-163-394-163-149 0-291 59-396 163-104 105-163 247-163 395 0 149 59 291 163 395 105 105 247 164 396 164z">
          <text:p/>
        </draw:path>
        <draw:path draw:style-name="gr2" draw:text-style-name="P2" draw:layer="layout" svg:width="1.116cm" svg:height="1.116cm" svg:x="5.381cm" svg:y="7.754cm" svg:viewBox="0 0 1117 1117" svg:d="M558 1117c148 0 291-59 396-164 104-104 163-246 163-395 0-148-59-290-163-395-105-104-248-163-396-163s-290 59-394 163c-105 105-164 247-164 395 0 149 59 291 164 395 104 105 246 164 394 164z">
          <text:p/>
        </draw:path>
        <draw:path draw:style-name="gr2" draw:text-style-name="P2" draw:layer="layout" svg:width="1.115cm" svg:height="1.116cm" svg:x="3.947cm" svg:y="7.754cm" svg:viewBox="0 0 1116 1117" svg:d="M557 1117c148 0 290-59 395-164 104-104 164-246 164-395 0-148-60-290-164-395-105-104-247-163-395-163s-289 59-394 163c-105 105-163 247-163 395 0 149 58 291 163 395 105 105 246 164 394 164z">
          <text:p/>
        </draw:path>
        <draw:path draw:style-name="gr2" draw:text-style-name="P2" draw:layer="layout" svg:width="1.115cm" svg:height="1.116cm" svg:x="2.512cm" svg:y="7.754cm" svg:viewBox="0 0 1116 1117" svg:d="M559 1117c148 0 289-59 394-164 105-104 163-246 163-395 0-148-58-290-163-395-105-104-246-163-394-163s-291 59-396 163c-104 105-163 247-163 395 0 149 59 291 163 395 105 105 248 164 396 164z">
          <text:p/>
        </draw:path>
        <draw:path draw:style-name="gr2" draw:text-style-name="P2" draw:layer="layout" svg:width="1.115cm" svg:height="1.116cm" svg:x="10.403cm" svg:y="6.511cm" svg:viewBox="0 0 1116 1117" svg:d="M559 1117c148 0 289-59 394-163 105-105 163-248 163-396s-58-290-163-394c-105-105-246-164-394-164s-290 59-396 164c-104 104-163 246-163 394s59 291 163 396c106 104 248 163 396 163z">
          <text:p/>
        </draw:path>
        <draw:path draw:style-name="gr3" draw:text-style-name="P3" draw:layer="layout" svg:width="1.116cm" svg:height="1.116cm" svg:x="8.968cm" svg:y="6.511cm" svg:viewBox="0 0 1117 1117" svg:d="M559 1117c148 0 290-59 394-163 105-105 164-248 164-396s-59-290-164-394c-104-105-246-164-394-164-149 0-291 59-396 164-104 104-163 246-163 394s59 291 163 396c105 104 247 163 396 163z">
          <text:p/>
        </draw:path>
        <draw:path draw:style-name="gr3" draw:text-style-name="P3" draw:layer="layout" svg:width="1.116cm" svg:height="1.116cm" svg:x="7.533cm" svg:y="6.511cm" svg:viewBox="0 0 1117 1117" svg:d="M558 1117c148 0 291-59 396-163 104-105 163-248 163-396s-59-290-163-394c-105-105-248-164-396-164s-290 59-394 164c-105 104-164 246-164 394s59 291 164 396c104 104 246 163 394 163z">
          <text:p/>
        </draw:path>
        <draw:path draw:style-name="gr2" draw:text-style-name="P2" draw:layer="layout" svg:width="1.115cm" svg:height="1.116cm" svg:x="6.099cm" svg:y="6.511cm" svg:viewBox="0 0 1116 1117" svg:d="M558 1117c148 0 290-59 395-163 104-105 163-248 163-396s-59-290-163-394c-105-105-247-164-395-164-147 0-289 59-394 164-105 104-164 246-164 394s59 291 164 396c105 104 247 163 394 163z">
          <text:p/>
        </draw:path>
        <draw:path draw:style-name="gr2" draw:text-style-name="P2" draw:layer="layout" svg:width="1.116cm" svg:height="1.116cm" svg:x="4.664cm" svg:y="6.511cm" svg:viewBox="0 0 1117 1117" svg:d="M559 1117c148 0 290-59 394-163 105-105 164-248 164-396s-59-290-164-394c-104-105-246-164-394-164s-291 59-396 164c-104 104-163 246-163 394s59 291 163 396c105 104 248 163 396 163z">
          <text:p/>
        </draw:path>
        <draw:path draw:style-name="gr2" draw:text-style-name="P2" draw:layer="layout" svg:width="1.116cm" svg:height="1.116cm" svg:x="3.229cm" svg:y="6.511cm" svg:viewBox="0 0 1117 1117" svg:d="M558 1117c149 0 291-59 395-163 105-105 164-248 164-396s-59-290-164-394c-104-105-246-164-395-164-148 0-290 59-394 164-105 104-164 246-164 394s59 291 164 396c104 104 246 163 394 163z">
          <text:p/>
        </draw:path>
        <draw:path draw:style-name="gr2" draw:text-style-name="P2" draw:layer="layout" svg:width="1.116cm" svg:height="1.116cm" svg:x="9.685cm" svg:y="5.269cm" svg:viewBox="0 0 1117 1117" svg:d="M558 1117c148 0 290-59 396-164 104-105 163-247 163-395s-59-290-163-395c-106-104-248-163-396-163s-290 59-394 163c-105 105-164 247-164 395s59 290 164 395c104 105 246 164 394 164z">
          <text:p/>
        </draw:path>
        <draw:path draw:style-name="gr2" draw:text-style-name="P2" draw:layer="layout" svg:width="1.115cm" svg:height="1.116cm" svg:x="8.251cm" svg:y="5.269cm" svg:viewBox="0 0 1116 1117" svg:d="M559 1117c147 0 289-59 394-164s163-247 163-395-58-290-163-395c-105-104-247-163-394-163-148 0-290 59-395 163-105 105-164 247-164 395s59 290 164 395 247 164 395 164z">
          <text:p/>
        </draw:path>
        <draw:path draw:style-name="gr2" draw:text-style-name="P2" draw:layer="layout" svg:width="1.116cm" svg:height="1.116cm" svg:x="6.816cm" svg:y="5.269cm" svg:viewBox="0 0 1117 1117" svg:d="M559 1117c148 0 290-59 394-164 105-105 164-247 164-395s-59-290-164-395c-104-104-246-163-394-163-149 0-291 59-396 163-104 105-163 247-163 395s59 290 163 395c105 105 247 164 396 164z">
          <text:p/>
        </draw:path>
        <draw:path draw:style-name="gr2" draw:text-style-name="P2" draw:layer="layout" svg:width="1.116cm" svg:height="1.116cm" svg:x="5.381cm" svg:y="5.269cm" svg:viewBox="0 0 1117 1117" svg:d="M558 1117c148 0 291-59 396-164 104-105 163-247 163-395s-59-290-163-395c-105-104-248-163-396-163s-290 59-394 163c-105 105-164 247-164 395s59 290 164 395c104 105 246 164 394 164z">
          <text:p/>
        </draw:path>
        <draw:path draw:style-name="gr2" draw:text-style-name="P2" draw:layer="layout" svg:width="1.115cm" svg:height="1.116cm" svg:x="3.947cm" svg:y="5.269cm" svg:viewBox="0 0 1116 1117" svg:d="M557 1117c148 0 290-59 395-164 104-105 164-247 164-395s-60-290-164-395c-105-104-247-163-395-163s-289 59-394 163c-105 105-163 247-163 395s58 290 163 395 246 164 394 164z">
          <text:p/>
        </draw:path>
        <draw:path draw:style-name="gr2" draw:text-style-name="P2" draw:layer="layout" svg:width="1.116cm" svg:height="1.116cm" svg:x="8.968cm" svg:y="4.026cm" svg:viewBox="0 0 1117 1117" svg:d="M559 1117c148 0 290-59 394-164 105-105 164-247 164-395s-59-290-164-394c-104-105-246-164-394-164-149 0-291 59-396 164-104 104-163 246-163 394s59 290 163 395c105 105 247 164 396 164z">
          <text:p/>
        </draw:path>
        <draw:path draw:style-name="gr2" draw:text-style-name="P2" draw:layer="layout" svg:width="1.116cm" svg:height="1.116cm" svg:x="7.533cm" svg:y="4.026cm" svg:viewBox="0 0 1117 1117" svg:d="M558 1117c148 0 291-59 396-164 104-105 163-247 163-395s-59-290-163-394c-105-105-248-164-396-164s-290 59-394 164c-105 104-164 246-164 394s59 290 164 395c104 105 246 164 394 164z">
          <text:p/>
        </draw:path>
        <draw:path draw:style-name="gr2" draw:text-style-name="P2" draw:layer="layout" svg:width="1.115cm" svg:height="1.116cm" svg:x="6.099cm" svg:y="4.026cm" svg:viewBox="0 0 1116 1117" svg:d="M558 1117c148 0 290-59 395-164 104-105 163-247 163-395s-59-290-163-394c-105-105-247-164-395-164-147 0-289 59-394 164-105 104-164 246-164 394s59 290 164 395 247 164 394 164z">
          <text:p/>
        </draw:path>
        <draw:path draw:style-name="gr2" draw:text-style-name="P2" draw:layer="layout" svg:width="1.116cm" svg:height="1.116cm" svg:x="4.664cm" svg:y="4.026cm" svg:viewBox="0 0 1117 1117" svg:d="M559 1117c148 0 290-59 394-164 105-105 164-247 164-395s-59-290-164-394c-104-105-246-164-394-164s-291 59-396 164c-104 104-163 246-163 394s59 290 163 395c105 105 248 164 396 164z">
          <text:p/>
        </draw:path>
        <draw:path draw:style-name="gr2" draw:text-style-name="P2" draw:layer="layout" svg:width="1.115cm" svg:height="1.115cm" svg:x="8.251cm" svg:y="2.784cm" svg:viewBox="0 0 1116 1116" svg:d="M559 1116c147 0 289-58 394-163 105-104 163-246 163-394s-58-290-163-395c-105-104-247-164-394-164-148 0-290 60-395 164-105 105-164 247-164 395s59 290 164 394c105 105 247 163 395 163z">
          <text:p/>
        </draw:path>
        <draw:path draw:style-name="gr2" draw:text-style-name="P2" draw:layer="layout" svg:width="1.116cm" svg:height="1.115cm" svg:x="6.816cm" svg:y="2.784cm" svg:viewBox="0 0 1117 1116" svg:d="M559 1116c148 0 290-58 394-163 105-104 164-246 164-394s-59-290-164-395c-104-104-246-164-394-164-149 0-291 60-396 164-104 105-163 247-163 395s59 290 163 394c105 105 247 163 396 163z">
          <text:p/>
        </draw:path>
        <draw:path draw:style-name="gr2" draw:text-style-name="P2" draw:layer="layout" svg:width="1.116cm" svg:height="1.115cm" svg:x="5.381cm" svg:y="2.784cm" svg:viewBox="0 0 1117 1116" svg:d="M558 1116c148 0 291-58 396-163 104-104 163-246 163-394s-59-290-163-395c-105-104-248-164-396-164s-290 60-394 164c-105 105-164 247-164 395s59 290 164 394c104 105 246 163 394 163z">
          <text:p/>
        </draw:path>
        <draw:path draw:style-name="gr3" draw:text-style-name="P3" draw:layer="layout" svg:width="1.116cm" svg:height="1.116cm" svg:x="7.533cm" svg:y="1.541cm" svg:viewBox="0 0 1117 1117" svg:d="M558 1117c148 0 291-59 396-163 104-105 163-247 163-395s-59-290-163-394c-105-106-248-165-396-165s-290 59-394 165c-105 104-164 246-164 394s59 290 164 395c104 104 246 163 394 163z">
          <text:p/>
        </draw:path>
        <draw:path draw:style-name="gr3" draw:text-style-name="P3" draw:layer="layout" svg:width="1.115cm" svg:height="1.116cm" svg:x="6.099cm" svg:y="1.541cm" svg:viewBox="0 0 1116 1117" svg:d="M558 1117c148 0 290-59 395-163 104-105 163-247 163-395s-59-290-163-394c-105-106-247-165-395-165-147 0-289 59-394 165-105 104-164 246-164 394s59 290 164 395c105 104 247 163 394 163z">
          <text:p/>
        </draw:path>
        <draw:path draw:style-name="gr3" draw:text-style-name="P3" draw:layer="layout" svg:width="1.116cm" svg:height="1.115cm" svg:x="6.816cm" svg:y="0.299cm" svg:viewBox="0 0 1117 1116" svg:d="M559 1116c148 0 290-58 394-163 105-104 164-246 164-394s-59-290-164-396c-104-104-246-163-394-163-149 0-291 59-396 163-104 106-163 248-163 396s59 290 163 394c105 105 247 163 396 163z">
          <text:p/>
        </draw:path>
        <draw:line draw:style-name="gr4" draw:text-style-name="P4" draw:layer="layout" svg:x1="13.113cm" svg:y1="10.797cm" svg:x2="1.635cm" svg:y2="10.797cm">
          <text:p/>
        </draw:line>
        <draw:polygon draw:style-name="gr5" draw:text-style-name="P5" draw:layer="layout" svg:width="0.122cm" svg:height="0cm" svg:x="13.113cm" svg:y="10.797cm" svg:viewBox="0 0 123 0" draw:points="0,0 123,0">
          <text:p/>
        </draw:polygon>
        <draw:custom-shape draw:style-name="gr6" draw:text-style-name="P6" draw:layer="layout" svg:width="13.074cm" svg:height="1.27cm" draw:transform="rotate (2.0943951023932) translate (13.61cm 11.638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113cm" svg:y1="10.797cm" svg:x2="13.236cm" svg:y2="10.797cm">
          <text:p/>
        </draw:line>
        <draw:line draw:style-name="gr4" draw:text-style-name="P4" draw:layer="layout" svg:x1="12.395cm" svg:y1="9.554cm" svg:x2="2.352cm" svg:y2="9.554cm">
          <text:p/>
        </draw:line>
        <draw:polygon draw:style-name="gr5" draw:text-style-name="P5" draw:layer="layout" svg:width="0.123cm" svg:height="0cm" svg:x="12.395cm" svg:y="9.554cm" svg:viewBox="0 0 124 0" draw:points="0,0 124,0">
          <text:p/>
        </draw:polygon>
        <draw:line draw:style-name="gr7" draw:text-style-name="P4" draw:layer="layout" svg:x1="12.395cm" svg:y1="9.554cm" svg:x2="12.519cm" svg:y2="9.554cm">
          <text:p/>
        </draw:line>
        <draw:frame draw:style-name="gr8" draw:text-style-name="P8" draw:layer="layout" svg:width="0.352cm" svg:height="0.412cm" svg:x="13.36cm" svg:y="10.604cm">
          <draw:text-box>
            <text:p text:style-name="P7"><text:span text:style-name="T1">0</text:span></text:p>
          </draw:text-box>
        </draw:frame>
        <draw:line draw:style-name="gr4" draw:text-style-name="P4" draw:layer="layout" svg:x1="11.678cm" svg:y1="8.312cm" svg:x2="3.07cm" svg:y2="8.312cm">
          <text:p/>
        </draw:line>
        <draw:polygon draw:style-name="gr5" draw:text-style-name="P5" draw:layer="layout" svg:width="0.122cm" svg:height="0cm" svg:x="11.678cm" svg:y="8.312cm" svg:viewBox="0 0 123 0" draw:points="0,0 123,0">
          <text:p/>
        </draw:polygon>
        <draw:line draw:style-name="gr7" draw:text-style-name="P4" draw:layer="layout" svg:x1="11.678cm" svg:y1="8.312cm" svg:x2="11.801cm" svg:y2="8.312cm">
          <text:p/>
        </draw:line>
        <draw:frame draw:style-name="gr8" draw:text-style-name="P8" draw:layer="layout" svg:width="0.352cm" svg:height="0.412cm" svg:x="12.643cm" svg:y="9.361cm">
          <draw:text-box>
            <text:p text:style-name="P7"><text:span text:style-name="T1">1</text:span></text:p>
          </draw:text-box>
        </draw:frame>
        <draw:line draw:style-name="gr4" draw:text-style-name="P4" draw:layer="layout" svg:x1="10.961cm" svg:y1="7.069cm" svg:x2="3.787cm" svg:y2="7.069cm">
          <text:p/>
        </draw:line>
        <draw:polygon draw:style-name="gr5" draw:text-style-name="P5" draw:layer="layout" svg:width="0.122cm" svg:height="0cm" svg:x="10.961cm" svg:y="7.069cm" svg:viewBox="0 0 123 0" draw:points="0,0 123,0">
          <text:p/>
        </draw:polygon>
        <draw:line draw:style-name="gr7" draw:text-style-name="P4" draw:layer="layout" svg:x1="10.961cm" svg:y1="7.069cm" svg:x2="11.084cm" svg:y2="7.069cm">
          <text:p/>
        </draw:line>
        <draw:frame draw:style-name="gr8" draw:text-style-name="P8" draw:layer="layout" svg:width="0.352cm" svg:height="0.412cm" svg:x="11.925cm" svg:y="8.119cm">
          <draw:text-box>
            <text:p text:style-name="P7"><text:span text:style-name="T1">2</text:span></text:p>
          </draw:text-box>
        </draw:frame>
        <draw:line draw:style-name="gr4" draw:text-style-name="P4" draw:layer="layout" svg:x1="10.243cm" svg:y1="5.827cm" svg:x2="4.504cm" svg:y2="5.827cm">
          <text:p/>
        </draw:line>
        <draw:polygon draw:style-name="gr5" draw:text-style-name="P5" draw:layer="layout" svg:width="0.123cm" svg:height="0cm" svg:x="10.243cm" svg:y="5.827cm" svg:viewBox="0 0 124 0" draw:points="0,0 124,0">
          <text:p/>
        </draw:polygon>
        <draw:line draw:style-name="gr7" draw:text-style-name="P4" draw:layer="layout" svg:x1="10.243cm" svg:y1="5.827cm" svg:x2="10.367cm" svg:y2="5.827cm">
          <text:p/>
        </draw:line>
        <draw:frame draw:style-name="gr8" draw:text-style-name="P8" draw:layer="layout" svg:width="0.352cm" svg:height="0.412cm" svg:x="11.208cm" svg:y="6.876cm">
          <draw:text-box>
            <text:p text:style-name="P7"><text:span text:style-name="T1">3</text:span></text:p>
          </draw:text-box>
        </draw:frame>
        <draw:line draw:style-name="gr4" draw:text-style-name="P4" draw:layer="layout" svg:x1="9.526cm" svg:y1="4.584cm" svg:x2="5.222cm" svg:y2="4.584cm">
          <text:p/>
        </draw:line>
        <draw:polygon draw:style-name="gr5" draw:text-style-name="P5" draw:layer="layout" svg:width="0.122cm" svg:height="0cm" svg:x="9.526cm" svg:y="4.584cm" svg:viewBox="0 0 123 0" draw:points="0,0 123,0">
          <text:p/>
        </draw:polygon>
        <draw:line draw:style-name="gr7" draw:text-style-name="P4" draw:layer="layout" svg:x1="9.526cm" svg:y1="4.584cm" svg:x2="9.649cm" svg:y2="4.584cm">
          <text:p/>
        </draw:line>
        <draw:frame draw:style-name="gr8" draw:text-style-name="P8" draw:layer="layout" svg:width="0.352cm" svg:height="0.412cm" svg:x="10.491cm" svg:y="5.634cm">
          <draw:text-box>
            <text:p text:style-name="P7"><text:span text:style-name="T1">4</text:span></text:p>
          </draw:text-box>
        </draw:frame>
        <draw:line draw:style-name="gr4" draw:text-style-name="P4" draw:layer="layout" svg:x1="8.809cm" svg:y1="3.342cm" svg:x2="5.939cm" svg:y2="3.342cm">
          <text:p/>
        </draw:line>
        <draw:polygon draw:style-name="gr5" draw:text-style-name="P5" draw:layer="layout" svg:width="0.122cm" svg:height="0cm" svg:x="8.809cm" svg:y="3.342cm" svg:viewBox="0 0 123 0" draw:points="0,0 123,0">
          <text:p/>
        </draw:polygon>
        <draw:line draw:style-name="gr7" draw:text-style-name="P4" draw:layer="layout" svg:x1="8.809cm" svg:y1="3.342cm" svg:x2="8.932cm" svg:y2="3.342cm">
          <text:p/>
        </draw:line>
        <draw:frame draw:style-name="gr8" draw:text-style-name="P8" draw:layer="layout" svg:width="0.352cm" svg:height="0.412cm" svg:x="9.773cm" svg:y="4.391cm">
          <draw:text-box>
            <text:p text:style-name="P7"><text:span text:style-name="T1">5</text:span></text:p>
          </draw:text-box>
        </draw:frame>
        <draw:line draw:style-name="gr4" draw:text-style-name="P4" draw:layer="layout" svg:x1="8.091cm" svg:y1="2.099cm" svg:x2="6.656cm" svg:y2="2.099cm">
          <text:p/>
        </draw:line>
        <draw:polygon draw:style-name="gr5" draw:text-style-name="P5" draw:layer="layout" svg:width="0.123cm" svg:height="0cm" svg:x="8.091cm" svg:y="2.099cm" svg:viewBox="0 0 124 0" draw:points="0,0 124,0">
          <text:p/>
        </draw:polygon>
        <draw:line draw:style-name="gr7" draw:text-style-name="P4" draw:layer="layout" svg:x1="8.091cm" svg:y1="2.099cm" svg:x2="8.215cm" svg:y2="2.099cm">
          <text:p/>
        </draw:line>
        <draw:frame draw:style-name="gr8" draw:text-style-name="P8" draw:layer="layout" svg:width="0.352cm" svg:height="0.412cm" svg:x="9.056cm" svg:y="3.149cm">
          <draw:text-box>
            <text:p text:style-name="P7"><text:span text:style-name="T1">6</text:span></text:p>
          </draw:text-box>
        </draw:frame>
        <draw:polyline draw:style-name="gr4" draw:text-style-name="P4" draw:layer="layout" svg:width="0cm" svg:height="0cm" svg:x="7.374cm" svg:y="0.857cm" svg:viewBox="0 0 0 0" draw:points="0,0">
          <text:p/>
        </draw:polyline>
        <draw:polygon draw:style-name="gr5" draw:text-style-name="P5" draw:layer="layout" svg:width="0.122cm" svg:height="0cm" svg:x="7.374cm" svg:y="0.857cm" svg:viewBox="0 0 123 0" draw:points="0,0 123,0">
          <text:p/>
        </draw:polygon>
        <draw:line draw:style-name="gr7" draw:text-style-name="P4" draw:layer="layout" svg:x1="7.374cm" svg:y1="0.857cm" svg:x2="7.497cm" svg:y2="0.857cm">
          <text:p/>
        </draw:line>
        <draw:frame draw:style-name="gr8" draw:text-style-name="P8" draw:layer="layout" svg:width="0.352cm" svg:height="0.412cm" svg:x="8.339cm" svg:y="1.906cm">
          <draw:text-box>
            <text:p text:style-name="P7"><text:span text:style-name="T1">7</text:span></text:p>
          </draw:text-box>
        </draw:frame>
        <draw:frame draw:style-name="gr8" draw:text-style-name="P8" draw:layer="layout" svg:width="0.352cm" svg:height="0.412cm" svg:x="7.621cm" svg:y="0.664cm">
          <draw:text-box>
            <text:p text:style-name="P7"><text:span text:style-name="T1">8</text:span></text:p>
          </draw:text-box>
        </draw:frame>
        <draw:line draw:style-name="gr4" draw:text-style-name="P4" draw:layer="layout" svg:x1="7.374cm" svg:y1="0.857cm" svg:x2="13.114cm" svg:y2="10.798cm">
          <text:p/>
        </draw:line>
        <draw:polygon draw:style-name="gr5" draw:text-style-name="P5" draw:layer="layout" svg:width="0.062cm" svg:height="0.107cm" svg:x="7.312cm" svg:y="0.75cm" svg:viewBox="0 0 63 108" draw:points="63,108 0,0">
          <text:p/>
        </draw:polygon>
        <draw:custom-shape draw:style-name="gr9" draw:text-style-name="P6" draw:layer="layout" svg:width="12.593cm" svg:height="1.27cm" draw:transform="rotate (1.0471975511966) translate (0.101cm 10.884cm)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7.375cm" svg:y1="0.858cm" svg:x2="7.312cm" svg:y2="0.75cm">
          <text:p/>
        </draw:line>
        <draw:frame draw:style-name="gr10" draw:text-style-name="P8" draw:layer="layout" svg:width="4.345cm" svg:height="0.412cm" draw:transform="rotate (-1.0471975511966) translate (10.048cm 3.454cm)">
          <draw:text-box>
            <text:p text:style-name="P7"><text:span text:style-name="T1">Number of Agent Type A</text:span></text:p>
          </draw:text-box>
        </draw:frame>
        <draw:line draw:style-name="gr4" draw:text-style-name="P4" draw:layer="layout" svg:x1="6.656cm" svg:y1="2.099cm" svg:x2="11.679cm" svg:y2="10.798cm">
          <text:p/>
        </draw:line>
        <draw:polygon draw:style-name="gr5" draw:text-style-name="P5" draw:layer="layout" svg:width="0.061cm" svg:height="0.107cm" svg:x="6.595cm" svg:y="1.992cm" svg:viewBox="0 0 62 108" draw:points="62,108 0,0">
          <text:p/>
        </draw:polygon>
        <draw:line draw:style-name="gr7" draw:text-style-name="P4" draw:layer="layout" svg:x1="6.657cm" svg:y1="2.1cm" svg:x2="6.595cm" svg:y2="1.992cm">
          <text:p/>
        </draw:line>
        <draw:frame draw:style-name="gr8" draw:text-style-name="P8" draw:layer="layout" svg:width="0.352cm" svg:height="0.412cm" draw:transform="rotate (-1.0471975511966) translate (7.306cm 0.352cm)">
          <draw:text-box>
            <text:p text:style-name="P7"><text:span text:style-name="T1">0</text:span></text:p>
          </draw:text-box>
        </draw:frame>
        <draw:line draw:style-name="gr4" draw:text-style-name="P4" draw:layer="layout" svg:x1="5.939cm" svg:y1="3.342cm" svg:x2="10.244cm" svg:y2="10.798cm">
          <text:p/>
        </draw:line>
        <draw:polygon draw:style-name="gr5" draw:text-style-name="P5" draw:layer="layout" svg:width="0.062cm" svg:height="0.107cm" svg:x="5.877cm" svg:y="3.235cm" svg:viewBox="0 0 63 108" draw:points="63,108 0,0">
          <text:p/>
        </draw:polygon>
        <draw:line draw:style-name="gr7" draw:text-style-name="P4" draw:layer="layout" svg:x1="5.94cm" svg:y1="3.343cm" svg:x2="5.877cm" svg:y2="3.235cm">
          <text:p/>
        </draw:line>
        <draw:frame draw:style-name="gr8" draw:text-style-name="P8" draw:layer="layout" svg:width="0.352cm" svg:height="0.412cm" draw:transform="rotate (-1.0471975511966) translate (6.589cm 1.595cm)">
          <draw:text-box>
            <text:p text:style-name="P7"><text:span text:style-name="T1">1</text:span></text:p>
          </draw:text-box>
        </draw:frame>
        <draw:line draw:style-name="gr4" draw:text-style-name="P4" draw:layer="layout" svg:x1="5.222cm" svg:y1="4.584cm" svg:x2="8.81cm" svg:y2="10.798cm">
          <text:p/>
        </draw:line>
        <draw:polygon draw:style-name="gr5" draw:text-style-name="P5" draw:layer="layout" svg:width="0.062cm" svg:height="0.107cm" svg:x="5.16cm" svg:y="4.477cm" svg:viewBox="0 0 63 108" draw:points="63,108 0,0">
          <text:p/>
        </draw:polygon>
        <draw:line draw:style-name="gr7" draw:text-style-name="P4" draw:layer="layout" svg:x1="5.223cm" svg:y1="4.585cm" svg:x2="5.16cm" svg:y2="4.477cm">
          <text:p/>
        </draw:line>
        <draw:frame draw:style-name="gr8" draw:text-style-name="P8" draw:layer="layout" svg:width="0.352cm" svg:height="0.412cm" draw:transform="rotate (-1.0471975511966) translate (5.871cm 2.837cm)">
          <draw:text-box>
            <text:p text:style-name="P7"><text:span text:style-name="T1">2</text:span></text:p>
          </draw:text-box>
        </draw:frame>
        <draw:line draw:style-name="gr4" draw:text-style-name="P4" draw:layer="layout" svg:x1="4.504cm" svg:y1="5.827cm" svg:x2="7.375cm" svg:y2="10.798cm">
          <text:p/>
        </draw:line>
        <draw:polygon draw:style-name="gr5" draw:text-style-name="P5" draw:layer="layout" svg:width="0.061cm" svg:height="0.107cm" svg:x="4.443cm" svg:y="5.72cm" svg:viewBox="0 0 62 108" draw:points="62,108 0,0">
          <text:p/>
        </draw:polygon>
        <draw:line draw:style-name="gr7" draw:text-style-name="P4" draw:layer="layout" svg:x1="4.505cm" svg:y1="5.828cm" svg:x2="4.443cm" svg:y2="5.72cm">
          <text:p/>
        </draw:line>
        <draw:frame draw:style-name="gr8" draw:text-style-name="P8" draw:layer="layout" svg:width="0.352cm" svg:height="0.412cm" draw:transform="rotate (-1.0471975511966) translate (5.154cm 4.08cm)">
          <draw:text-box>
            <text:p text:style-name="P7"><text:span text:style-name="T1">3</text:span></text:p>
          </draw:text-box>
        </draw:frame>
        <draw:line draw:style-name="gr4" draw:text-style-name="P4" draw:layer="layout" svg:x1="3.787cm" svg:y1="7.069cm" svg:x2="5.94cm" svg:y2="10.798cm">
          <text:p/>
        </draw:line>
        <draw:polygon draw:style-name="gr5" draw:text-style-name="P5" draw:layer="layout" svg:width="0.062cm" svg:height="0.107cm" svg:x="3.725cm" svg:y="6.962cm" svg:viewBox="0 0 63 108" draw:points="63,108 0,0">
          <text:p/>
        </draw:polygon>
        <draw:line draw:style-name="gr7" draw:text-style-name="P4" draw:layer="layout" svg:x1="3.788cm" svg:y1="7.07cm" svg:x2="3.725cm" svg:y2="6.962cm">
          <text:p/>
        </draw:line>
        <draw:frame draw:style-name="gr8" draw:text-style-name="P8" draw:layer="layout" svg:width="0.352cm" svg:height="0.412cm" draw:transform="rotate (-1.0471975511966) translate (4.437cm 5.322cm)">
          <draw:text-box>
            <text:p text:style-name="P7"><text:span text:style-name="T1">4</text:span></text:p>
          </draw:text-box>
        </draw:frame>
        <draw:line draw:style-name="gr4" draw:text-style-name="P4" draw:layer="layout" svg:x1="3.07cm" svg:y1="8.312cm" svg:x2="4.505cm" svg:y2="10.798cm">
          <text:p/>
        </draw:line>
        <draw:polygon draw:style-name="gr5" draw:text-style-name="P5" draw:layer="layout" svg:width="0.062cm" svg:height="0.107cm" svg:x="3.008cm" svg:y="8.205cm" svg:viewBox="0 0 63 108" draw:points="63,108 0,0">
          <text:p/>
        </draw:polygon>
        <draw:line draw:style-name="gr7" draw:text-style-name="P4" draw:layer="layout" svg:x1="3.071cm" svg:y1="8.313cm" svg:x2="3.008cm" svg:y2="8.205cm">
          <text:p/>
        </draw:line>
        <draw:frame draw:style-name="gr8" draw:text-style-name="P8" draw:layer="layout" svg:width="0.352cm" svg:height="0.412cm" draw:transform="rotate (-1.0471975511966) translate (3.719cm 6.565cm)">
          <draw:text-box>
            <text:p text:style-name="P7"><text:span text:style-name="T1">5</text:span></text:p>
          </draw:text-box>
        </draw:frame>
        <draw:line draw:style-name="gr4" draw:text-style-name="P4" draw:layer="layout" svg:x1="2.352cm" svg:y1="9.554cm" svg:x2="3.071cm" svg:y2="10.798cm">
          <text:p/>
        </draw:line>
        <draw:polygon draw:style-name="gr5" draw:text-style-name="P5" draw:layer="layout" svg:width="0.061cm" svg:height="0.107cm" svg:x="2.291cm" svg:y="9.447cm" svg:viewBox="0 0 62 108" draw:points="62,108 0,0">
          <text:p/>
        </draw:polygon>
        <draw:line draw:style-name="gr7" draw:text-style-name="P4" draw:layer="layout" svg:x1="2.353cm" svg:y1="9.555cm" svg:x2="2.291cm" svg:y2="9.447cm">
          <text:p/>
        </draw:line>
        <draw:frame draw:style-name="gr8" draw:text-style-name="P8" draw:layer="layout" svg:width="0.352cm" svg:height="0.412cm" draw:transform="rotate (-1.0471975511966) translate (3.002cm 7.807cm)">
          <draw:text-box>
            <text:p text:style-name="P7"><text:span text:style-name="T1">6</text:span></text:p>
          </draw:text-box>
        </draw:frame>
        <draw:polyline draw:style-name="gr4" draw:text-style-name="P4" draw:layer="layout" svg:width="0cm" svg:height="0cm" svg:x="1.635cm" svg:y="10.797cm" svg:viewBox="0 0 0 0" draw:points="0,0">
          <text:p/>
        </draw:polyline>
        <draw:polygon draw:style-name="gr5" draw:text-style-name="P5" draw:layer="layout" svg:width="0.062cm" svg:height="0.107cm" svg:x="1.573cm" svg:y="10.69cm" svg:viewBox="0 0 63 108" draw:points="63,108 0,0">
          <text:p/>
        </draw:polygon>
        <draw:line draw:style-name="gr7" draw:text-style-name="P4" draw:layer="layout" svg:x1="1.636cm" svg:y1="10.798cm" svg:x2="1.573cm" svg:y2="10.69cm">
          <text:p/>
        </draw:line>
        <draw:frame draw:style-name="gr8" draw:text-style-name="P8" draw:layer="layout" svg:width="0.352cm" svg:height="0.412cm" draw:transform="rotate (-1.0471975511966) translate (2.285cm 9.05cm)">
          <draw:text-box>
            <text:p text:style-name="P7"><text:span text:style-name="T1">7</text:span></text:p>
          </draw:text-box>
        </draw:frame>
        <draw:frame draw:style-name="gr8" draw:text-style-name="P8" draw:layer="layout" svg:width="0.352cm" svg:height="0.412cm" draw:transform="rotate (-1.0471975511966) translate (1.567cm 10.292cm)">
          <draw:text-box>
            <text:p text:style-name="P7"><text:span text:style-name="T1">8</text:span></text:p>
          </draw:text-box>
        </draw:frame>
        <draw:line draw:style-name="gr4" draw:text-style-name="P4" draw:layer="layout" svg:x1="1.635cm" svg:y1="10.798cm" svg:x2="7.375cm" svg:y2="0.857cm">
          <text:p/>
        </draw:line>
        <draw:polygon draw:style-name="gr5" draw:text-style-name="P5" draw:layer="layout" svg:width="0.062cm" svg:height="0.107cm" svg:x="1.573cm" svg:y="10.797cm" svg:viewBox="0 0 63 108" draw:points="63,0 0,108">
          <text:p/>
        </draw:polygon>
        <draw:custom-shape draw:style-name="gr11" draw:text-style-name="P6" draw:layer="layout" svg:width="12.383cm" svg:height="1.27cm" svg:x="0.952cm" svg:y="10.795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.636cm" svg:y1="10.797cm" svg:x2="1.573cm" svg:y2="10.905cm">
          <text:p/>
        </draw:line>
        <draw:frame draw:style-name="gr10" draw:text-style-name="P8" draw:layer="layout" svg:width="4.345cm" svg:height="0.412cm" draw:transform="rotate (1.0471975511966) translate (2.516cm 7.165cm)">
          <draw:text-box>
            <text:p text:style-name="P7"><text:span text:style-name="T1">Number of Agent Type B</text:span></text:p>
          </draw:text-box>
        </draw:frame>
        <draw:line draw:style-name="gr4" draw:text-style-name="P4" draw:layer="layout" svg:x1="3.07cm" svg:y1="10.798cm" svg:x2="8.092cm" svg:y2="2.099cm">
          <text:p/>
        </draw:line>
        <draw:polygon draw:style-name="gr5" draw:text-style-name="P5" draw:layer="layout" svg:width="0.062cm" svg:height="0.107cm" svg:x="3.008cm" svg:y="10.797cm" svg:viewBox="0 0 63 108" draw:points="63,0 0,108">
          <text:p/>
        </draw:polygon>
        <draw:line draw:style-name="gr7" draw:text-style-name="P4" draw:layer="layout" svg:x1="3.071cm" svg:y1="10.797cm" svg:x2="3.008cm" svg:y2="10.905cm">
          <text:p/>
        </draw:line>
        <draw:frame draw:style-name="gr8" draw:text-style-name="P8" draw:layer="layout" svg:width="0.352cm" svg:height="0.412cm" draw:transform="rotate (1.0471975511966) translate (1.232cm 11.109cm)">
          <draw:text-box>
            <text:p text:style-name="P7"><text:span text:style-name="T1">0</text:span></text:p>
          </draw:text-box>
        </draw:frame>
        <draw:line draw:style-name="gr4" draw:text-style-name="P4" draw:layer="layout" svg:x1="4.504cm" svg:y1="10.798cm" svg:x2="8.81cm" svg:y2="3.342cm">
          <text:p/>
        </draw:line>
        <draw:polygon draw:style-name="gr5" draw:text-style-name="P5" draw:layer="layout" svg:width="0.061cm" svg:height="0.107cm" svg:x="4.443cm" svg:y="10.797cm" svg:viewBox="0 0 62 108" draw:points="62,0 0,108">
          <text:p/>
        </draw:polygon>
        <draw:line draw:style-name="gr7" draw:text-style-name="P4" draw:layer="layout" svg:x1="4.505cm" svg:y1="10.797cm" svg:x2="4.443cm" svg:y2="10.905cm">
          <text:p/>
        </draw:line>
        <draw:frame draw:style-name="gr8" draw:text-style-name="P8" draw:layer="layout" svg:width="0.352cm" svg:height="0.412cm" draw:transform="rotate (1.0471975511966) translate (2.667cm 11.109cm)">
          <draw:text-box>
            <text:p text:style-name="P7"><text:span text:style-name="T1">1</text:span></text:p>
          </draw:text-box>
        </draw:frame>
        <draw:line draw:style-name="gr4" draw:text-style-name="P4" draw:layer="layout" svg:x1="5.939cm" svg:y1="10.798cm" svg:x2="9.527cm" svg:y2="4.584cm">
          <text:p/>
        </draw:line>
        <draw:polygon draw:style-name="gr5" draw:text-style-name="P5" draw:layer="layout" svg:width="0.062cm" svg:height="0.107cm" svg:x="5.877cm" svg:y="10.797cm" svg:viewBox="0 0 63 108" draw:points="63,0 0,108">
          <text:p/>
        </draw:polygon>
        <draw:line draw:style-name="gr7" draw:text-style-name="P4" draw:layer="layout" svg:x1="5.94cm" svg:y1="10.797cm" svg:x2="5.877cm" svg:y2="10.905cm">
          <text:p/>
        </draw:line>
        <draw:frame draw:style-name="gr8" draw:text-style-name="P8" draw:layer="layout" svg:width="0.352cm" svg:height="0.412cm" draw:transform="rotate (1.0471975511966) translate (4.102cm 11.109cm)">
          <draw:text-box>
            <text:p text:style-name="P7"><text:span text:style-name="T1">2</text:span></text:p>
          </draw:text-box>
        </draw:frame>
        <draw:line draw:style-name="gr4" draw:text-style-name="P4" draw:layer="layout" svg:x1="7.374cm" svg:y1="10.798cm" svg:x2="10.244cm" svg:y2="5.827cm">
          <text:p/>
        </draw:line>
        <draw:polygon draw:style-name="gr5" draw:text-style-name="P5" draw:layer="layout" svg:width="0.062cm" svg:height="0.107cm" svg:x="7.312cm" svg:y="10.797cm" svg:viewBox="0 0 63 108" draw:points="63,0 0,108">
          <text:p/>
        </draw:polygon>
        <draw:line draw:style-name="gr7" draw:text-style-name="P4" draw:layer="layout" svg:x1="7.375cm" svg:y1="10.797cm" svg:x2="7.312cm" svg:y2="10.905cm">
          <text:p/>
        </draw:line>
        <draw:frame draw:style-name="gr8" draw:text-style-name="P8" draw:layer="layout" svg:width="0.352cm" svg:height="0.412cm" draw:transform="rotate (1.0471975511966) translate (5.536cm 11.109cm)">
          <draw:text-box>
            <text:p text:style-name="P7"><text:span text:style-name="T1">3</text:span></text:p>
          </draw:text-box>
        </draw:frame>
        <draw:line draw:style-name="gr4" draw:text-style-name="P4" draw:layer="layout" svg:x1="8.809cm" svg:y1="10.798cm" svg:x2="10.962cm" svg:y2="7.069cm">
          <text:p/>
        </draw:line>
        <draw:polygon draw:style-name="gr5" draw:text-style-name="P5" draw:layer="layout" svg:width="0.062cm" svg:height="0.107cm" svg:x="8.747cm" svg:y="10.797cm" svg:viewBox="0 0 63 108" draw:points="63,0 0,108">
          <text:p/>
        </draw:polygon>
        <draw:line draw:style-name="gr7" draw:text-style-name="P4" draw:layer="layout" svg:x1="8.81cm" svg:y1="10.797cm" svg:x2="8.747cm" svg:y2="10.905cm">
          <text:p/>
        </draw:line>
        <draw:frame draw:style-name="gr8" draw:text-style-name="P8" draw:layer="layout" svg:width="0.352cm" svg:height="0.412cm" draw:transform="rotate (1.0471975511966) translate (6.971cm 11.109cm)">
          <draw:text-box>
            <text:p text:style-name="P7"><text:span text:style-name="T1">4</text:span></text:p>
          </draw:text-box>
        </draw:frame>
        <draw:line draw:style-name="gr4" draw:text-style-name="P4" draw:layer="layout" svg:x1="10.243cm" svg:y1="10.798cm" svg:x2="11.679cm" svg:y2="8.312cm">
          <text:p/>
        </draw:line>
        <draw:polygon draw:style-name="gr5" draw:text-style-name="P5" draw:layer="layout" svg:width="0.061cm" svg:height="0.107cm" svg:x="10.182cm" svg:y="10.797cm" svg:viewBox="0 0 62 108" draw:points="62,0 0,108">
          <text:p/>
        </draw:polygon>
        <draw:line draw:style-name="gr7" draw:text-style-name="P4" draw:layer="layout" svg:x1="10.244cm" svg:y1="10.797cm" svg:x2="10.182cm" svg:y2="10.905cm">
          <text:p/>
        </draw:line>
        <draw:frame draw:style-name="gr8" draw:text-style-name="P8" draw:layer="layout" svg:width="0.352cm" svg:height="0.412cm" draw:transform="rotate (1.0471975511966) translate (8.406cm 11.109cm)">
          <draw:text-box>
            <text:p text:style-name="P7"><text:span text:style-name="T1">5</text:span></text:p>
          </draw:text-box>
        </draw:frame>
        <draw:line draw:style-name="gr4" draw:text-style-name="P4" draw:layer="layout" svg:x1="11.678cm" svg:y1="10.798cm" svg:x2="12.396cm" svg:y2="9.554cm">
          <text:p/>
        </draw:line>
        <draw:polygon draw:style-name="gr5" draw:text-style-name="P5" draw:layer="layout" svg:width="0.062cm" svg:height="0.107cm" svg:x="11.616cm" svg:y="10.797cm" svg:viewBox="0 0 63 108" draw:points="63,0 0,108">
          <text:p/>
        </draw:polygon>
        <draw:line draw:style-name="gr7" draw:text-style-name="P4" draw:layer="layout" svg:x1="11.679cm" svg:y1="10.797cm" svg:x2="11.616cm" svg:y2="10.905cm">
          <text:p/>
        </draw:line>
        <draw:frame draw:style-name="gr8" draw:text-style-name="P8" draw:layer="layout" svg:width="0.352cm" svg:height="0.412cm" draw:transform="rotate (1.0471975511966) translate (9.841cm 11.109cm)">
          <draw:text-box>
            <text:p text:style-name="P7"><text:span text:style-name="T1">6</text:span></text:p>
          </draw:text-box>
        </draw:frame>
        <draw:polyline draw:style-name="gr4" draw:text-style-name="P4" draw:layer="layout" svg:width="0cm" svg:height="0cm" svg:x="13.113cm" svg:y="10.797cm" svg:viewBox="0 0 0 0" draw:points="0,0">
          <text:p/>
        </draw:polyline>
        <draw:polygon draw:style-name="gr5" draw:text-style-name="P5" draw:layer="layout" svg:width="0.062cm" svg:height="0.107cm" svg:x="13.051cm" svg:y="10.797cm" svg:viewBox="0 0 63 108" draw:points="63,0 0,108">
          <text:p/>
        </draw:polygon>
        <draw:line draw:style-name="gr7" draw:text-style-name="P4" draw:layer="layout" svg:x1="13.114cm" svg:y1="10.797cm" svg:x2="13.051cm" svg:y2="10.905cm">
          <text:p/>
        </draw:line>
        <draw:frame draw:style-name="gr8" draw:text-style-name="P8" draw:layer="layout" svg:width="0.352cm" svg:height="0.412cm" draw:transform="rotate (1.0471975511966) translate (11.275cm 11.109cm)">
          <draw:text-box>
            <text:p text:style-name="P7"><text:span text:style-name="T1">7</text:span></text:p>
          </draw:text-box>
        </draw:frame>
        <draw:frame draw:style-name="gr8" draw:text-style-name="P8" draw:layer="layout" svg:width="0.352cm" svg:height="0.412cm" draw:transform="rotate (1.0471975511966) translate (12.71cm 11.109cm)">
          <draw:text-box>
            <text:p text:style-name="P7"><text:span text:style-name="T1">8</text:span></text:p>
          </draw:text-box>
        </draw:frame>
        <draw:line draw:style-name="gr12" draw:text-style-name="P4" draw:layer="layout" svg:x1="1.635cm" svg:y1="10.797cm" svg:x2="13.113cm" svg:y2="10.797cm">
          <text:p/>
        </draw:line>
        <draw:line draw:style-name="gr12" draw:text-style-name="P4" draw:layer="layout" svg:x1="13.114cm" svg:y1="10.798cm" svg:x2="7.374cm" svg:y2="0.857cm">
          <text:p/>
        </draw:line>
        <draw:line draw:style-name="gr12" draw:text-style-name="P4" draw:layer="layout" svg:x1="7.375cm" svg:y1="0.857cm" svg:x2="1.635cm" svg:y2="10.798cm">
          <text:p/>
        </draw:line>
        <draw:polygon draw:style-name="gr13" draw:text-style-name="P1" draw:layer="layout" svg:width="0.574cm" svg:height="8.946cm" svg:x="13.687cm" svg:y="0.857cm" svg:viewBox="0 0 575 8947" draw:points="0,8947 0,8912 0,35 0,0 575,0 575,35 575,8912 575,8947">
          <text:p/>
        </draw:polygon>
        <draw:frame draw:style-name="gr14" draw:text-style-name="P4" draw:layer="layout" svg:width="0.558cm" svg:height="8.94cm" svg:x="13.691cm" svg:y="0.864cm">
          <draw:image xlink:href="Pictures/1000000000000016000001602524B27ACD2D2C72.png" xlink:type="simple" xlink:show="embed" xlink:actuate="onLoad" draw:mime-type="image/png">
            <text:p/>
          </draw:image>
        </draw:frame>
        <draw:polygon draw:style-name="gr5" draw:text-style-name="P5" draw:layer="layout" svg:width="0.122cm" svg:height="0cm" svg:x="14.261cm" svg:y="9.803cm" svg:viewBox="0 0 123 0" draw:points="0,0 123,0">
          <text:p/>
        </draw:polygon>
        <draw:line draw:style-name="gr7" draw:text-style-name="P4" draw:layer="layout" svg:x1="14.261cm" svg:y1="9.803cm" svg:x2="14.384cm" svg:y2="9.803cm">
          <text:p/>
        </draw:line>
        <draw:frame draw:style-name="gr15" draw:text-style-name="P8" draw:layer="layout" svg:width="4.35cm" svg:height="0.412cm" svg:x="5.219cm" svg:y="11.391cm">
          <draw:text-box>
            <text:p text:style-name="P7"><text:span text:style-name="T1">Number of Agent Type C</text:span></text:p>
          </draw:text-box>
        </draw:frame>
        <draw:polygon draw:style-name="gr5" draw:text-style-name="P5" draw:layer="layout" svg:width="0.122cm" svg:height="0cm" svg:x="14.261cm" svg:y="8.014cm" svg:viewBox="0 0 123 0" draw:points="0,0 123,0">
          <text:p/>
        </draw:polygon>
        <draw:line draw:style-name="gr7" draw:text-style-name="P4" draw:layer="layout" svg:x1="14.261cm" svg:y1="8.014cm" svg:x2="14.384cm" svg:y2="8.014cm">
          <text:p/>
        </draw:line>
        <draw:frame draw:style-name="gr16" draw:text-style-name="P8" draw:layer="layout" svg:width="0.561cm" svg:height="0.412cm" svg:x="14.508cm" svg:y="9.61cm">
          <draw:text-box>
            <text:p text:style-name="P7"><text:span text:style-name="T1">0.0</text:span></text:p>
          </draw:text-box>
        </draw:frame>
        <draw:polygon draw:style-name="gr5" draw:text-style-name="P5" draw:layer="layout" svg:width="0.122cm" svg:height="0cm" svg:x="14.261cm" svg:y="6.224cm" svg:viewBox="0 0 123 0" draw:points="0,0 123,0">
          <text:p/>
        </draw:polygon>
        <draw:line draw:style-name="gr7" draw:text-style-name="P4" draw:layer="layout" svg:x1="14.261cm" svg:y1="6.224cm" svg:x2="14.384cm" svg:y2="6.224cm">
          <text:p/>
        </draw:line>
        <draw:frame draw:style-name="gr16" draw:text-style-name="P8" draw:layer="layout" svg:width="0.561cm" svg:height="0.412cm" svg:x="14.508cm" svg:y="7.821cm">
          <draw:text-box>
            <text:p text:style-name="P7"><text:span text:style-name="T1">0.2</text:span></text:p>
          </draw:text-box>
        </draw:frame>
        <draw:polygon draw:style-name="gr5" draw:text-style-name="P5" draw:layer="layout" svg:width="0.122cm" svg:height="0cm" svg:x="14.261cm" svg:y="4.435cm" svg:viewBox="0 0 123 0" draw:points="0,0 123,0">
          <text:p/>
        </draw:polygon>
        <draw:line draw:style-name="gr7" draw:text-style-name="P4" draw:layer="layout" svg:x1="14.261cm" svg:y1="4.435cm" svg:x2="14.384cm" svg:y2="4.435cm">
          <text:p/>
        </draw:line>
        <draw:frame draw:style-name="gr16" draw:text-style-name="P8" draw:layer="layout" svg:width="0.561cm" svg:height="0.412cm" svg:x="14.508cm" svg:y="6.031cm">
          <draw:text-box>
            <text:p text:style-name="P7"><text:span text:style-name="T1">0.4</text:span></text:p>
          </draw:text-box>
        </draw:frame>
        <draw:polygon draw:style-name="gr5" draw:text-style-name="P5" draw:layer="layout" svg:width="0.122cm" svg:height="0cm" svg:x="14.261cm" svg:y="2.646cm" svg:viewBox="0 0 123 0" draw:points="0,0 123,0">
          <text:p/>
        </draw:polygon>
        <draw:line draw:style-name="gr7" draw:text-style-name="P4" draw:layer="layout" svg:x1="14.261cm" svg:y1="2.646cm" svg:x2="14.384cm" svg:y2="2.646cm">
          <text:p/>
        </draw:line>
        <draw:frame draw:style-name="gr16" draw:text-style-name="P8" draw:layer="layout" svg:width="0.561cm" svg:height="0.412cm" svg:x="14.508cm" svg:y="4.242cm">
          <draw:text-box>
            <text:p text:style-name="P7"><text:span text:style-name="T1">0.6</text:span></text:p>
          </draw:text-box>
        </draw:frame>
        <draw:polygon draw:style-name="gr5" draw:text-style-name="P5" draw:layer="layout" svg:width="0.122cm" svg:height="0cm" svg:x="14.261cm" svg:y="0.857cm" svg:viewBox="0 0 123 0" draw:points="0,0 123,0">
          <text:p/>
        </draw:polygon>
        <draw:line draw:style-name="gr7" draw:text-style-name="P4" draw:layer="layout" svg:x1="14.261cm" svg:y1="0.857cm" svg:x2="14.384cm" svg:y2="0.857cm">
          <text:p/>
        </draw:line>
        <draw:frame draw:style-name="gr16" draw:text-style-name="P8" draw:layer="layout" svg:width="0.561cm" svg:height="0.412cm" svg:x="14.508cm" svg:y="2.453cm">
          <draw:text-box>
            <text:p text:style-name="P7"><text:span text:style-name="T1">0.8</text:span></text:p>
          </draw:text-box>
        </draw:frame>
        <draw:frame draw:style-name="gr16" draw:text-style-name="P8" draw:layer="layout" svg:width="0.561cm" svg:height="0.412cm" svg:x="14.508cm" svg:y="0.664cm">
          <draw:text-box>
            <text:p text:style-name="P7"><text:span text:style-name="T1">1.0</text:span></text:p>
          </draw:text-box>
        </draw:frame>
        <draw:polygon draw:style-name="gr17" draw:text-style-name="P4" draw:layer="layout" svg:width="0.574cm" svg:height="8.946cm" svg:x="13.687cm" svg:y="0.857cm" svg:viewBox="0 0 575 8947" draw:points="0,8947 0,8912 0,35 0,0 575,0 575,35 575,8912 575,8947">
          <text:p/>
        </draw:polygon>
        <draw:frame draw:style-name="gr18" draw:text-style-name="P8" draw:layer="layout" svg:width="2.347cm" svg:height="0.412cm" draw:transform="rotate (1.5707963267949) translate (15.151cm 6.463cm)">
          <draw:text-box>
            <text:p text:style-name="P7"><text:span text:style-name="T1">Team Fitness</text:span></text:p>
          </draw:text-box>
        </draw:frame>
        <draw:custom-shape draw:style-name="gr19" draw:text-style-name="P9" xml:id="id1" draw:id="id1" draw:layer="layout" svg:width="1.27cm" svg:height="1.27cm" svg:x="8.157cm" svg:y="5.183cm">
          <text:p/>
          <draw:enhanced-geometry svg:viewBox="0 0 21600 21600" draw:glue-points="10800 0 3163 3163 0 10800 3163 18437 10800 21600 18437 18437 21600 10800 18437 3163" draw:text-areas="3163 3163 18437 18437" draw:type="ring" draw:modifiers="1390.622813156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0" draw:text-style-name="P10" xml:id="id2" draw:id="id2" draw:layer="layout" svg:width="3.81cm" svg:height="2.223cm" svg:x="0.952cm" svg:y="0.952cm">
          <text:p text:style-name="P7"><text:span text:style-name="T1"><text:s/></text:span><text:span text:style-name="T1">Team Composition:</text:span></text:p>
          <text:p text:style-name="P7"><text:span text:style-name="T1"><text:s/></text:span><text:span text:style-name="T1">4 A’s, <text:s/>1 B, <text:s/>3 C’s</text:span></text:p>
          <text:p text:style-name="P7"><text:span text:style-name="T1"/></text:p>
          <text:p text:style-name="P7"><text:span text:style-name="T1"><text:s/></text:span><text:span text:style-name="T1">Team Fitness:</text:span></text:p>
          <text:p text:style-name="P7"><text:span text:style-name="T1"><text:s/></text:span><text:span text:style-name="T1">1.0</text:span></text:p>
          <draw:enhanced-geometry svg:viewBox="0 0 21600 21600" draw:type="rectangle" draw:enhanced-path="M 0 0 L 21600 0 21600 21600 0 21600 0 0 Z N"/>
        </draw:custom-shape>
        <draw:connector draw:style-name="gr21" draw:text-style-name="P11" draw:layer="layout" draw:type="curve" draw:line-skew="0.456cm" svg:x1="8.343cm" svg:y1="5.369cm" svg:x2="4.762cm" svg:y2="2.063cm" draw:start-shape="id1" draw:start-glue-point="5" draw:end-shape="id2" draw:end-glue-point="1" svg:d="M8343 5369c-2122 0-332-3306-3581-3306" svg:viewBox="0 0 3582 3307">
          <text:p/>
        </draw:connector>
        <draw:line draw:style-name="gr22" draw:text-style-name="P11" draw:layer="layout" svg:x1="5.964cm" svg:y1="10.772cm" svg:x2="8.524cm" svg:y2="6.339cm">
          <text:p/>
        </draw:line>
        <draw:line draw:style-name="gr22" draw:text-style-name="P11" draw:layer="layout" svg:x1="9.372cm" svg:y1="5.835cm" svg:x2="10.325cm" svg:y2="5.835cm">
          <text:p/>
        </draw:line>
        <draw:line draw:style-name="gr22" draw:text-style-name="P11" draw:layer="layout" svg:x1="6.6cm" svg:y1="2.008cm" svg:x2="8.516cm" svg:y2="5.32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2" svg:stroke-color="#ffffff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2-03T19:01:03.307762513</dc:date>
    <meta:editing-duration>PT15M6S</meta:editing-duration>
    <meta:editing-cycles>2</meta:editing-cycles>
    <meta:generator>LibreOffice/7.0.2.2$Linux_X86_64 LibreOffice_project/00$Build-2</meta:generator>
    <meta:document-statistic meta:object-count="192"/>
  </office:meta>
</office:document-meta>
</file>